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aDB [kajal_test]&gt; create table members(id INT auto_increment primary key,name varchar(100)not null,email varchar(255),birthdate date );</text:p>
      <text:p text:style-name="Standard">Query OK, 0 rows affected (0.342 sec)</text:p>
      <text:p text:style-name="Standard"/>
      <text:p text:style-name="Standard">MariaDB [kajal_test]&gt; create table reminders(id INT auto_increment,memberid int,message varchar(255) not null,primary key(id,memberid));</text:p>
      <text:p text:style-name="Standard">Query OK, 0 rows affected (0.464 sec)</text:p>
      <text:p text:style-name="Standard"/>
      <text:p text:style-name="Standard">MariaDB [kajal_test]&gt; delimiter $$</text:p>
      <text:p text:style-name="Standard">MariaDB [kajal_test]&gt; create trigger after_members_insert</text:p>
      <text:p text:style-name="Standard"><text:s text:c="4"/>-&gt; after insert</text:p>
      <text:p text:style-name="Standard"><text:s text:c="4"/>-&gt; on members for each row</text:p>
      <text:p text:style-name="Standard"><text:s text:c="4"/>-&gt; begin</text:p>
      <text:p text:style-name="Standard"><text:s text:c="4"/>-&gt; if new.birthdate is null then </text:p>
      <text:p text:style-name="Standard"><text:s text:c="4"/>-&gt; insert into reminders(membersid,message)</text:p>
      <text:p text:style-name="Standard"><text:s text:c="4"/>-&gt; values(new.id,concat('Hi',new.name,'please update birthdate'));</text:p>
      <text:p text:style-name="Standard"><text:s text:c="4"/>-&gt; end if;</text:p>
      <text:p text:style-name="Standard"><text:s text:c="4"/>-&gt; end $$</text:p>
      <text:p text:style-name="Standard">Query OK, 0 rows affected (0.102 sec)</text:p>
      <text:p text:style-name="Standard"/>
      <text:p text:style-name="Standard">MariaDB [kajal_test]&gt; delimiter ;</text:p>
      <text:p text:style-name="Standard">MariaDB [kajal_test]&gt; insert into members(name,email,birthdate) values('john','john@gmail.com',null); </text:p>
      <text:p text:style-name="Standard">select * from reminder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09:57:33.989055170</meta:creation-date>
    <meta:generator>LibreOffice/6.0.7.3$Linux_X86_64 LibreOffice_project/00m0$Build-3</meta:generator>
    <dc:date>2021-11-17T10:11:22.809799201</dc:date>
    <meta:editing-duration>PT3M4S</meta:editing-duration>
    <meta:editing-cycles>1</meta:editing-cycles>
    <meta:document-statistic meta:table-count="0" meta:image-count="0" meta:object-count="0" meta:page-count="1" meta:paragraph-count="18" meta:word-count="101" meta:character-count="878" meta:non-whitespace-character-count="761"/>
  </office:meta>
</office:document-meta>
</file>